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fr" fo:country="FR" officeooo:rsid="000838fb" officeooo:paragraph-rsid="000838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tion du projet – BikUS / RideUS</text:p>
      <text:p text:style-name="P1"/>
      <text:p text:style-name="P1">Le projet consiste en un vélo stationnaire intelligent. L’utilisateur de BikUS poserait son vélo sur un support métalique muni d’un capteur permettant de déterminer la vitesse de déplacement ainsi que le nombre de tours minutes. L’utilisateur pourra ensuite sélectionner, à l’aide d’un outils de map (Google Maps API), la distance qu’il veut simuler à partir du site web de BikUS. Lorsque le parcours sera terminé, les statistiques (vitesse moyenne, distance, temps, poul, etc) seront stockées dans la base de données du serveur et ainsi accessible à partir du site. Le poul sera pris par un microcontrolleur et un capteur de battement cardiaque installé sur le poignet de l’utilis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09:06:06.581084487</meta:creation-date>
    <dc:date>2017-01-12T09:20:12.852069867</dc:date>
    <meta:editing-duration>PT46S</meta:editing-duration>
    <meta:editing-cycles>1</meta:editing-cycles>
    <meta:generator>LibreOffice/5.2.3.3$Linux_X86_64 LibreOffice_project/20$Build-3</meta:generator>
    <meta:document-statistic meta:table-count="0" meta:image-count="0" meta:object-count="0" meta:page-count="1" meta:paragraph-count="2" meta:word-count="114" meta:character-count="725" meta:non-whitespace-character-count="612"/>
  </office:meta>
</office:document-meta>
</file>